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etter-spacing="0.018cm" style:letter-kerning="false"/>
    </style:style>
    <style:style style:name="P2" style:family="paragraph" style:parent-style-name="Standard">
      <style:text-properties fo:letter-spacing="0.018cm" officeooo:rsid="000243d2" officeooo:paragraph-rsid="000243d2" style:letter-kerning="false"/>
    </style:style>
    <style:style style:name="P3" style:family="paragraph" style:parent-style-name="Standard">
      <style:text-properties fo:letter-spacing="0.018cm" style:text-underline-style="solid" style:text-underline-width="auto" style:text-underline-color="font-color" fo:font-weight="bold" officeooo:rsid="000243d2" officeooo:paragraph-rsid="000243d2" style:font-weight-asian="bold" style:font-weight-complex="bold"/>
    </style:style>
    <style:style style:name="P4" style:family="paragraph" style:parent-style-name="Standard">
      <style:text-properties fo:letter-spacing="0.018cm"/>
    </style:style>
    <style:style style:name="P5" style:family="paragraph" style:parent-style-name="Standard">
      <style:text-properties fo:letter-spacing="0.018cm" officeooo:rsid="000243d2" officeooo:paragraph-rsid="00024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 :</text:p>
      <text:p text:style-name="P4"/>
      <text:p text:style-name="P1">#include&lt;stdio.h&gt;</text:p>
      <text:p text:style-name="P1">#include&lt;unistd.h&gt;</text:p>
      <text:p text:style-name="P1">#include&lt;sys/types.h&gt;</text:p>
      <text:p text:style-name="P1">#include&lt;sys/stat.h&gt;</text:p>
      <text:p text:style-name="P1">#include&lt;fcntl.h&gt;</text:p>
      <text:p text:style-name="P1">#include&lt;stdlib.h&gt;</text:p>
      <text:p text:style-name="P1">int main(void)</text:p>
      <text:p text:style-name="P1">{</text:p>
      <text:p text:style-name="P1"><text:tab/>char *path,path1[10];</text:p>
      <text:p text:style-name="P1"><text:tab/>struct stat *nfile;</text:p>
      <text:p text:style-name="P1"><text:tab/>nfile=(struct stat *)malloc(sizeof(struct stat));</text:p>
      <text:p text:style-name="P1"><text:tab/>printf("Enter name of file : ");</text:p>
      <text:p text:style-name="P1"><text:tab/>scanf("%s",path1);</text:p>
      <text:p text:style-name="P1"><text:tab/>stat(path1,nfile);</text:p>
      <text:p text:style-name="P1"><text:tab/>printf("user id : %d\n",nfile-&gt;st_uid);</text:p>
      <text:p text:style-name="P1"><text:tab/>printf("block size : %ld\n",nfile-&gt;st_blksize);</text:p>
      <text:p text:style-name="P1"><text:tab/>printf("last access time : %ld\n",nfile-&gt;st_atime);</text:p>
      <text:p text:style-name="P1"><text:tab/>printf("time of last modification : %ld\n",nfile-&gt;st_atime);</text:p>
      <text:p text:style-name="P1"><text:tab/>printf("production mode : %d\n",nfile-&gt;st_mode);</text:p>
      <text:p text:style-name="P1"><text:tab/>printf("size of file : %ld\n",nfile-&gt;st_size);</text:p>
      <text:p text:style-name="P1"><text:tab/>printf("number of links : %ld\n",nfile-&gt;st_nlink);</text:p>
      <text:p text:style-name="P1">}</text:p>
      <text:p text:style-name="P4"/>
      <text:p text:style-name="P4"/>
      <text:p text:style-name="P3">OUTPUT :</text:p>
      <text:p text:style-name="P5"/>
      <text:p text:style-name="P2">Enter name of file : prime.sh</text:p>
      <text:p text:style-name="P2">user id : 1002</text:p>
      <text:p text:style-name="P2">block size : 4096</text:p>
      <text:p text:style-name="P2">last access time : 1656309164</text:p>
      <text:p text:style-name="P2">time of last modification : 1656309164</text:p>
      <text:p text:style-name="P2">production mode : 33279</text:p>
      <text:p text:style-name="P2">size of file : 216</text:p>
      <text:p text:style-name="P2">numbver of links : 1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adea" svg:font-family="Caladea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09:01:30.404000000</meta:creation-date>
    <dc:date>2022-08-02T09:14:16.210000000</dc:date>
    <meta:editing-duration>PT2M33S</meta:editing-duration>
    <meta:editing-cycles>1</meta:editing-cycles>
    <meta:document-statistic meta:table-count="0" meta:image-count="0" meta:object-count="0" meta:page-count="1" meta:paragraph-count="32" meta:word-count="103" meta:character-count="844" meta:non-whitespace-character-count="759"/>
    <meta:generator>LibreOffice/7.3.0.3$Windows_X86_64 LibreOffice_project/0f246aa12d0eee4a0f7adcefbf7c878fc2238db3</meta:generator>
  </office:meta>
</office:document-meta>
</file>